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2">
          <table:table-cell office:value-type="string">
            <text:p>Vehmaard</text:p>
          </table:table-cell>
          <table:table-cell table:formula="of:=[.D1]-[.C1]" office:value-type="float" office:value="369045">
            <text:p>369045</text:p>
          </table:table-cell>
          <table:table-cell office:value-type="float" office:value="1830955">
            <text:p>1830955</text:p>
          </table:table-cell>
          <table:table-cell office:value-type="float" office:value="2200000">
            <text:p>2200000</text:p>
          </table:table-cell>
          <table:table-cell office:value-type="float" office:value="7">
            <text:p>7</text:p>
          </table:table-cell>
          <table:table-cell office:value-type="string">
            <text:p>Geomancer</text:p>
          </table:table-cell>
        </table:table-row>
        <table:table-row table:style-name="ro4">
          <table:table-cell office:value-type="string">
            <text:p>Pah Kahr</text:p>
          </table:table-cell>
          <table:table-cell table:formula="of:=[.D2]-[.C2]" office:value-type="float" office:value="309453">
            <text:p>309453</text:p>
          </table:table-cell>
          <table:table-cell office:value-type="float" office:value="9520547">
            <text:p>9520547</text:p>
          </table:table-cell>
          <table:table-cell office:value-type="float" office:value="9830000">
            <text:p>9830000</text:p>
          </table:table-cell>
          <table:table-cell office:value-type="float" office:value="36">
            <text:p>36</text:p>
          </table:table-cell>
          <table:table-cell office:value-type="string">
            <text:p>Monk</text:p>
          </table:table-cell>
        </table:table-row>
        <table:table-row table:style-name="ro4">
          <table:table-cell office:value-type="string">
            <text:p>Uoach</text:p>
          </table:table-cell>
          <table:table-cell table:formula="of:=[.D3]-[.C3]" office:value-type="float" office:value="3080453">
            <text:p>3080453</text:p>
          </table:table-cell>
          <table:table-cell office:value-type="float" office:value="6319547">
            <text:p>6319547</text:p>
          </table:table-cell>
          <table:table-cell office:value-type="float" office:value="9400000">
            <text:p>9400000</text:p>
          </table:table-cell>
          <table:table-cell office:value-type="float" office:value="35">
            <text:p>35</text:p>
          </table:table-cell>
          <table:table-cell office:value-type="string">
            <text:p>Hunter</text:p>
          </table:table-cell>
        </table:table-row>
        <table:table-row table:style-name="ro4">
          <table:table-cell office:value-type="string">
            <text:p>Cobble</text:p>
          </table:table-cell>
          <table:table-cell table:formula="of:=[.D4]-[.C4]" office:value-type="float" office:value="218608">
            <text:p>218608</text:p>
          </table:table-cell>
          <table:table-cell office:value-type="float" office:value="9581392">
            <text:p>9581392</text:p>
          </table:table-cell>
          <table:table-cell office:value-type="float" office:value="9800000">
            <text:p>9800000</text:p>
          </table:table-cell>
          <table:table-cell office:value-type="float" office:value="36">
            <text:p>36</text:p>
          </table:table-cell>
          <table:table-cell office:value-type="string">
            <text:p>Bard</text:p>
          </table:table-cell>
        </table:table-row>
        <table:table-row table:style-name="ro2">
          <table:table-cell office:value-type="string">
            <text:p>Kahl</text:p>
          </table:table-cell>
          <table:table-cell table:formula="of:=[.D5]-[.C5]" office:value-type="float" office:value="367905">
            <text:p>367905</text:p>
          </table:table-cell>
          <table:table-cell office:value-type="float" office:value="3832095">
            <text:p>3832095</text:p>
          </table:table-cell>
          <table:table-cell office:value-type="float" office:value="4200000">
            <text:p>4200000</text:p>
          </table:table-cell>
          <table:table-cell office:value-type="float" office:value="14">
            <text:p>14</text:p>
          </table:table-cell>
          <table:table-cell office:value-type="string">
            <text:p>Chronomancer</text:p>
          </table:table-cell>
        </table:table-row>
        <table:table-row table:style-name="ro4">
          <table:table-cell office:value-type="string">
            <text:p>Tzaer</text:p>
          </table:table-cell>
          <table:table-cell table:formula="of:=[.D6]-[.C6]" office:value-type="float" office:value="167905">
            <text:p>167905</text:p>
          </table:table-cell>
          <table:table-cell office:value-type="float" office:value="16032095">
            <text:p>16032095</text:p>
          </table:table-cell>
          <table:table-cell office:value-type="float" office:value="16200000">
            <text:p>16200000</text:p>
          </table:table-cell>
          <table:table-cell office:value-type="float" office:value="45">
            <text:p>45</text:p>
          </table:table-cell>
          <table:table-cell office:value-type="string">
            <text:p>Archmage</text:p>
          </table:table-cell>
        </table:table-row>
        <table:table-row table:style-name="ro4">
          <table:table-cell office:value-type="string">
            <text:p>Talia</text:p>
          </table:table-cell>
          <table:table-cell table:formula="of:=[.D7]-[.C7]" office:value-type="float" office:value="34999">
            <text:p>34999</text:p>
          </table:table-cell>
          <table:table-cell office:value-type="float" office:value="12565001">
            <text:p>12565001</text:p>
          </table:table-cell>
          <table:table-cell office:value-type="float" office:value="12600000">
            <text:p>12600000</text:p>
          </table:table-cell>
          <table:table-cell office:value-type="float" office:value="43">
            <text:p>43</text:p>
          </table:table-cell>
          <table:table-cell office:value-type="string">
            <text:p>Rogue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/>
          <table:table-cell table:formula="of:=MIN([.B1:.B7])" office:value-type="float" office:value="34999">
            <text:p>34999</text:p>
          </table:table-cell>
          <table:table-cell table:number-columns-repeated="4"/>
        </table:table-row>
        <table:table-row table:style-name="ro4" table:number-rows-repeated="7">
          <table:table-cell table:number-columns-repeated="6"/>
        </table:table-row>
        <table:table-row table:style-name="ro4">
          <table:table-cell table:number-columns-repeated="2"/>
          <table:table-cell table:formula="of:=[.C5]+367905" office:value-type="float" office:value="4200000">
            <text:p>4200000</text:p>
          </table:table-cell>
          <table:table-cell table:number-columns-repeated="3"/>
        </table:table-row>
        <table:table-row table:style-name="ro4" table:number-rows-repeated="17">
          <table:table-cell table:number-columns-repeated="6"/>
        </table:table-row>
        <table:table-row table:style-name="ro4">
          <table:table-cell table:formula="of:=SUM([.A10:.A34])" office:value-type="float" office:value="0">
            <text:p>0</text:p>
          </table:table-cell>
          <table:table-cell table:formula="of:=[.B9]-[.A35]" office:value-type="float" office:value="34999">
            <text:p>34999</text:p>
          </table:table-cell>
          <table:table-cell table:number-columns-repeated="4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rt Galloway</meta:initial-creator>
    <meta:creation-date>2015-11-23T16:00:28</meta:creation-date>
    <dc:date>2015-11-24T16:51:42</dc:date>
    <dc:creator>Curt Galloway</dc:creator>
    <meta:editing-duration>PT2H26M25S</meta:editing-duration>
    <meta:editing-cycles>3</meta:editing-cycles>
    <meta:generator>LibreOffice/3.5$Linux_X86_64 LibreOffice_project/350m1$Build-413</meta:generator>
    <meta:document-statistic meta:table-count="3" meta:cell-count="46" meta:object-count="0"/>
  </office:meta>
</office:document-meta>
</file>